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196496" officeooo:paragraph-rsid="00196496"/>
    </style:style>
    <style:style style:name="P2" style:family="paragraph" style:parent-style-name="Standard">
      <style:text-properties officeooo:rsid="00196496" officeooo:paragraph-rsid="001b5971"/>
    </style:style>
    <style:style style:name="P3" style:family="paragraph" style:parent-style-name="Standard">
      <style:text-properties officeooo:rsid="001b7218" officeooo:paragraph-rsid="001b7218"/>
    </style:style>
    <style:style style:name="P4" style:family="paragraph" style:parent-style-name="Standard">
      <style:text-properties officeooo:rsid="0021a0c1" officeooo:paragraph-rsid="0021a0c1"/>
    </style:style>
    <style:style style:name="P5" style:family="paragraph" style:parent-style-name="Standard">
      <style:text-properties officeooo:rsid="0021a0c1" officeooo:paragraph-rsid="0026b788"/>
    </style:style>
    <style:style style:name="P6" style:family="paragraph" style:parent-style-name="Standard">
      <style:text-properties officeooo:rsid="0029e332" officeooo:paragraph-rsid="0029e332"/>
    </style:style>
    <style:style style:name="P7" style:family="paragraph" style:parent-style-name="Standard">
      <style:text-properties officeooo:paragraph-rsid="002feaa9"/>
    </style:style>
    <style:style style:name="P8" style:family="paragraph" style:parent-style-name="Standard">
      <style:text-properties officeooo:rsid="00196496" officeooo:paragraph-rsid="001b5971"/>
    </style:style>
    <style:style style:name="P9" style:family="paragraph" style:parent-style-name="Standard" style:list-style-name="L1">
      <style:text-properties officeooo:paragraph-rsid="002ff13d"/>
    </style:style>
    <style:style style:name="P10" style:family="paragraph" style:parent-style-name="Standard" style:list-style-name="L1">
      <style:text-properties officeooo:paragraph-rsid="00373a8b"/>
    </style:style>
    <style:style style:name="P11" style:family="paragraph" style:parent-style-name="Standard">
      <style:text-properties officeooo:paragraph-rsid="00326002"/>
    </style:style>
    <style:style style:name="P12" style:family="paragraph" style:parent-style-name="Standard" style:list-style-name="L1">
      <style:text-properties style:font-name="Liberation Serif" fo:font-size="12pt" officeooo:rsid="002ff13d" officeooo:paragraph-rsid="00335f6c" style:font-size-asian="12pt" style:font-size-complex="12pt"/>
    </style:style>
    <style:style style:name="P13" style:family="paragraph" style:parent-style-name="Standard" style:list-style-name="L1">
      <style:text-properties style:font-name="Liberation Serif" fo:font-size="12pt" officeooo:rsid="002ff13d" officeooo:paragraph-rsid="0036555d" style:font-size-asian="12pt" style:font-size-complex="12pt"/>
    </style:style>
    <style:style style:name="P14" style:family="paragraph" style:parent-style-name="Standard" style:list-style-name="L1">
      <style:text-properties officeooo:rsid="00374cb6" officeooo:paragraph-rsid="00374cb6"/>
    </style:style>
    <style:style style:name="P15" style:family="paragraph" style:parent-style-name="Standard" style:list-style-name="L1">
      <style:text-properties officeooo:rsid="0038a034" officeooo:paragraph-rsid="0038a034"/>
    </style:style>
    <style:style style:name="P16" style:family="paragraph" style:parent-style-name="Standard" style:list-style-name="L1">
      <style:text-properties officeooo:rsid="00393077" officeooo:paragraph-rsid="00393077"/>
    </style:style>
    <style:style style:name="P17" style:family="paragraph" style:parent-style-name="Standard">
      <style:text-properties officeooo:rsid="0039d9b5" officeooo:paragraph-rsid="0039d9b5"/>
    </style:style>
    <style:style style:name="P18" style:family="paragraph" style:parent-style-name="Standard" style:list-style-name="L2">
      <style:text-properties officeooo:rsid="0039d9b5" officeooo:paragraph-rsid="0039d9b5"/>
    </style:style>
    <style:style style:name="T1" style:family="text">
      <style:text-properties officeooo:rsid="001b5971"/>
    </style:style>
    <style:style style:name="T2" style:family="text">
      <style:text-properties officeooo:rsid="001b7218"/>
    </style:style>
    <style:style style:name="T3" style:family="text">
      <style:text-properties officeooo:rsid="0021a0c1"/>
    </style:style>
    <style:style style:name="T4" style:family="text">
      <style:text-properties officeooo:rsid="0021b75e"/>
    </style:style>
    <style:style style:name="T5" style:family="text">
      <style:text-properties officeooo:rsid="00254087"/>
    </style:style>
    <style:style style:name="T6" style:family="text">
      <style:text-properties officeooo:rsid="0026b788"/>
    </style:style>
    <style:style style:name="T7" style:family="text">
      <style:text-properties officeooo:rsid="0027e96c"/>
    </style:style>
    <style:style style:name="T8" style:family="text">
      <style:text-properties officeooo:rsid="002945c5"/>
    </style:style>
    <style:style style:name="T9" style:family="text">
      <style:text-properties officeooo:rsid="002c9122"/>
    </style:style>
    <style:style style:name="T10" style:family="text">
      <style:text-properties officeooo:rsid="002e6313"/>
    </style:style>
    <style:style style:name="T11" style:family="text">
      <style:text-properties officeooo:rsid="002ff13d"/>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officeooo:rsid="00335f6c"/>
    </style:style>
    <style:style style:name="T1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6" style:family="text">
      <style:text-properties style:text-outline="false" style:text-line-through-style="none" style:text-line-through-type="none" fo:font-style="normal" fo:text-shadow="none" style:text-underline-style="none" fo:font-weight="normal" officeooo:rsid="00335f6c" style:font-style-asian="normal" style:font-weight-asian="normal" style:text-emphasize="none"/>
    </style:style>
    <style:style style:name="T17" style:family="text">
      <style:text-properties style:text-outline="false" style:text-line-through-style="none" style:text-line-through-type="none" fo:font-style="normal" fo:text-shadow="none" style:text-underline-style="none" fo:font-weight="normal" officeooo:rsid="0034d876" style:font-style-asian="normal" style:font-weight-asian="normal" style:text-emphasize="none"/>
    </style:style>
    <style:style style:name="T18" style:family="text">
      <style:text-properties style:text-outline="false" style:text-line-through-style="none" style:text-line-through-type="none" fo:font-style="normal" fo:text-shadow="none" style:text-underline-style="none" fo:font-weight="normal" officeooo:rsid="0036555d" style:font-style-asian="normal" style:font-weight-asian="normal"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normal" officeooo:rsid="0036555d" style:font-size-asian="12pt" style:font-style-asian="normal" style:font-weight-asian="normal" style:font-size-complex="12pt"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normal" officeooo:rsid="00373a8b" style:font-size-asian="12pt" style:font-style-asian="normal" style:font-weight-asian="normal" style:font-size-complex="12pt" style:text-emphasize="none"/>
    </style:style>
    <style:style style:name="T22" style:family="text">
      <style:text-properties style:text-outline="false" style:text-line-through-style="none" style:text-line-through-type="none" style:font-name="Liberation Serif" fo:font-size="12pt" fo:font-style="normal" fo:text-shadow="none" style:text-underline-style="none" fo:font-weight="normal" officeooo:rsid="00374cb6" style:font-size-asian="12pt" style:font-style-asian="normal" style:font-weight-asian="normal" style:font-size-complex="12pt" style:text-emphasize="none"/>
    </style:style>
    <style:style style:name="T23" style:family="text">
      <style:text-properties style:text-outline="false" style:text-line-through-style="none" style:text-line-through-type="none" style:font-name="Liberation Serif" fo:font-size="12pt" fo:font-style="normal" fo:text-shadow="none" style:text-underline-style="none" fo:font-weight="normal" officeooo:rsid="00393077" style:font-size-asian="12pt" style:font-style-asian="normal" style:font-weight-asian="normal" style:font-size-complex="12pt" style:text-emphasize="none"/>
    </style:style>
    <style:style style:name="T24" style:family="text">
      <style:text-properties fo:font-weight="bold" style:font-weight-asian="bold" style:font-weight-complex="bold"/>
    </style:style>
    <style:style style:name="T25" style:family="text">
      <style:text-properties fo:font-weight="bold" officeooo:rsid="001b597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ser: </text:span>Alim, Alistair, Tem und wer auch immer versuchen aus dem Angriff der Weißröcke auf den Rebellenstützpunkt zu fliehen. Dabei Rückblick auf Kails Tod und Vorschau darauf, dass Alim jetzt der Au<text:span text:style-name="T1">ß</text:span>erwählte werden wird.</text:p>
      <text:p text:style-name="P1"/>
      <text:h text:style-name="Heading_20_2" text:outline-level="2">Figurensatz: </text:h>
      <text:p text:style-name="P2"/>
      <text:list xml:id="list1238251662" text:style-name="L1">
        <text:list-item>
          <text:p text:style-name="P9"><text:span text:style-name="T11">Zugführer Thorge Peterson, 42 Jahre alt, er war der Sohn eines Bauern in der östlichen Steppe Holms. Er hat die Unterdrückung und Willkür der Magier live erlebt. Sein Dorf wurde von einem Turm Überragt, der eigentlich für Regen und milde Winter sorgen sollte, doch wenn die Dörfler nicht sputeten zerstörte er mit Hagel die Ernte. Dadurch litten die Dörfler fast ständig Not in einem besonders harten Winter starb seine kleine Schwester. Das war für Thorge der Schlussstrich. Er verließ sein Dorf um seiner Familie nicht zur Last zu fallen und ging zu den Rebellen. Er wird aber nicht von Rache oder Hass angetrieben, er ist einfach nur davon überzeugt, dass es so nicht weiter gehen kann und sich etwas ändern muss. Er dient schon seit über 20 Jahren als Soldat beim schwarzen Orden und war an vielen Manövern beteiligt, hauptsächlich bei Versorgungszügen, die Dörfern wie seinem Saatgut und Essen zukommen ließen.</text:span></text:p>
        </text:list-item>
        <text:list-item>
          <text:p text:style-name="P12"><text:span text:style-name="T13">Gefreiter</text:span><text:bookmark text:name="docs-internal-guid-fe3feba0-9580-b7df-ac50-58705c0e51ee"/><text:span text:style-name="T13"> Darnel Fementi und </text:span>Gefreiter <text:span text:style-name="T13">Gabrial Gravis sind beides Rebellenkinder und beide 21, sie sind in der Rebellion geboren und kennen nichts anderes als geheime Lager und rumziehende Trupps. Sie sind noch nie einem Magier begegnet, sind aber früh zur kämpfenden Truppe gekommen und haben durchaus Erfahrung mit Weißröcken. Sie haben durch die fehlende persönliche Beziehung keinen wirklich ideologischen Antrieb. Sie sind sehr stark in dem Konzept „Wir“ gegen „Die“ verwurzelt und wollen einfach nur siegen.</text:span></text:p>
        </text:list-item>
        <text:list-item>
          <text:p text:style-name="P13">Fähnrich Revan Sohn der Sipar, <text:span text:style-name="T14">25,</text:span> ist der jüngste Sohn des <text:span text:style-name="T15">Bahadur </text:span><text:span text:style-name="T16">Sipar und gehört zur Garde des Auserwählten. Diese Ehre ist ihm erst vor kurzem zu Teil geworden, er hatte mit Kail selbst wenig zu tun, aber er unterstand Alistair, von dem er große Stücke hielt. </text:span><text:span text:style-name="T17">Revan ist nicht direkt als Rebellenkind aufgewachsen, sein Clan lebt im Ostwald und wird dort von den Magiern nicht wirklich belästigt, aber bei den Tiefland-Clans ist der Wunsch nach Unabhängigkeit noch sehr stark </text:span><text:span text:style-name="T18">genauso wie das Gefühl von ritterlicher Ehre bei den Nachkommen der </text:span><text:span text:style-name="T15">Bahadur. </text:span><text:span text:style-name="T18">Die Raa und Maanraa sind zwar entmachtet worden, doch die Clanstruktur bei der Bevölkerung ist geblieben. Revan ist mit den Heldengeschichten seiner Ahnen aufgewachsen und nahm sie viel wörtlicher, als seine Brüder. Er will die Welt retten und hat dabei seine ganze Hoffnung in Kail und die Rebellion gesetzt. Er ist ein fähiger Soldat, ruhig und vernünftig, sehr pflichtgetreu und vor allem ein Beschützer. Er würde niemanden im Stich lassen. Doch Kails Tod zerstört seine gesamte Weltordnung.</text:span></text:p>
        </text:list-item>
        <text:list-item>
          <text:p text:style-name="P10"><text:span text:style-name="T20">T</text:span><text:span text:style-name="T21">obias </text:span><text:span text:style-name="T15">Conrad</text:span><text:span text:style-name="T21">son, 37, ist Waffenschmied beim schwarzen Orden und auf das anfertigen feiner Bauteile für die Bewahrer spezialisiert. Er war einst Schmiedgeselle in einem Dorf im Tiefland vor dem Kahan. Er hatte sich in ein Bauernmädchen verliebt, und wollte sie nach Abschluss seiner Lehre heiraten. Doch durch das Dorf zog eine Gruppe junger Magier im Sabbatjahr, die sich durch die Schenken soffen und die Mädchen </text:span><text:span text:style-name="T22">belästigten.</text:span><text:span text:style-name="T21"> </text:span><text:span text:style-name="T22">Einer davon machte sich an Tobias Freundin ran und vergewaltigte sie dann auch recht brutal. Das Mädchen kam damit nicht klar und nahm sich kurz darauf das Leben. Tobias versuchte damit zu leben, doch auf der Walz zog er durch zig Dörfer in denen er durch seine Erlebnisse geprägt ständig derartiges Unrecht zu sehen glaubte. Als er in einer Schenke einen reisenden Magier traf, ging er in Konfrontation und bekam eins drauf. In blinder Rachsucht überfiel er den Magier in einer Gasse und erschlug ihn. Als Mörder gesucht musste er untertauchen und kam so zum Orden. Er vertritt die Meinung, dass alle Probleme ohne die Magier leichter zu lösen wären und will so viele wie möglich von ihnen töten. </text:span></text:p>
        </text:list-item>
        <text:list-item>
          <text:p text:style-name="P14"><text:span text:style-name="T19">Selah wurde mit ihrem Mann und ihren zwei kleinen Töchtern von ihrem Hof vertrieben, weil der Pächter (ein Magier) ein besseres Angebot für das Land bekommen hatte. Mittellos sind sie damals zu einem Heiligtum der Dreifachen gezogen, weil ihr Mann sehr gläubig </text:span><text:soft-page-break/><text:span text:style-name="T19">war. Dort trafen sie auf Priesterinnen des Ordens und wurden in den Tross der Rebellen aufgenommen. Sie arbeiteten in der Versorgung der Truppen bis ihr Mann starb. Ihre Töchter heirateten innerhalb der Rebellion.</text:span></text:p>
        </text:list-item>
        <text:list-item>
          <text:p text:style-name="P15"><text:span text:style-name="T19">Alva ist 17 und Selahs Enkelin, sie ist in der Rebellion geboren und ein fleißiges und braves Mädchen, doch auch recht einfältig. Sie verliebte sich in Johle, einen jungen Soldaten, der mit ihren Tross zog. Sie hat gesehen, dass das Haus in dem er stationiert war brannte, als sie mit ihrer Großmutter und Tobias floh, daher geht sie davon aus, dass Johle tot ist. Für sie bricht gerade die gesamte bekannte Welt zusammen.</text:span></text:p>
        </text:list-item>
        <text:list-item>
          <text:p text:style-name="P15"><text:span text:style-name="T19">Haris , 32, ewige Jungfrau, ist von der Magie fasziniert und obwohl er zur Rebellion gehört nicht davon überzeugt, dass Magier an sich schlecht wären. Er hat bei einer Undercovermission zwei Jahre unter Magiern gelebt </text:span><text:span text:style-name="T23">und auch Freundschaften mit ihnen geschlossen. Er glaubt dass die aktuelle Lage ein rein politisches Problem wäre und der Konflikt sich legen würde, sobald die Königserben wieder an der Macht wären. Er ist sehr schlau, aber auch etwas naiv. Er glaubt, dass Dinge immer logisch wären und weil etwas vernünftig ist, es auch so passieren würde.</text:span></text:p>
        </text:list-item>
        <text:list-item>
          <text:p text:style-name="P16"><text:span text:style-name="T23">M</text:span><text:span text:style-name="T19">inja, 29, sie gehört zum Rat der Iwari, vertritt dort aber eine recht unbedeutende Familie und ist auch gar nicht davon überzeugt, dass die Übernahme der Herrschaft eine gute Idee ist. Sie selbst hat Iwari nie gesehen, ihr ganzes Leben hat sie in einem Dorf im Tiefland von Cornelle verbracht und mit dem Orden recht wenig zutun gehabt. Ihr Vater war eigentlich das Oberhaupt der sich um die Angelegenheiten des Rates und der Königserben gekümmert hat. Doch sie war seine Erstgeborene, ihre Mutter starb bei der Geburt und ihr Vater hat erst spät wieder geheiratet. Ihre Halbbrüder sind noch klein und ihr Vater inzwischen gebrechlich, daher musste sie vor zwei Jahren die Ratsfunktion übernehmen, findet sich in diese Rolle aber nicht so richtig rein. Sie glaubt in diesem Angriff nun sinnlos und unschuldig sterben zu müssen, weil es ja nicht um ihre Sache geht.</text:span></text:p>
        </text:list-item>
      </text:list>
      <text:p text:style-name="P2"/>
      <text:p text:style-name="P2"><text:span text:style-name="T25">S</text:span><text:span text:style-name="T24">etting: </text:span><text:span text:style-name="T2">Angriff der Weißröcke auf die Vollversammlung der Rebellen. Eine, am Rand der Schlacht gelegene Wachstation, im Haus des Schmiedes.</text:span></text:p>
      <text:p text:style-name="P2"/>
      <text:p text:style-name="P2"><text:span text:style-name="T24">Pointe:</text:span> <text:span text:style-name="T2">Sehr zufällige und unterschiedliche Personen verschanzen sich im Haus des Schmieds, sie diskutieren Kails Tod und die Umstände des Angriffs, während sie versuchen irgendwie zu überleben und immer wieder angegriffen werden. Dann wird ihnen sogar das Dach über dem Kopf angezündet und sie glauben bereits tot zu sein, da erscheint Alim mit Alistair, Tem und dem Bewahrer (Name nachschlagen), entsetzen das Haus und retten den Leuten das leben, dann verschwinden sie im Wald. Die Leute glauben zuerst es wäre der auferstandene Kail, erst im letzten Satz kommt jemand auf die Idee es könnte Alim sein.</text:span></text:p>
      <text:p text:style-name="P2"/>
      <text:h text:style-name="Heading_20_2" text:outline-level="2">Ablauf der Ereignisse:</text:h>
      <text:p text:style-name="P17"/>
      <text:list xml:id="list3753380300" text:style-name="L2">
        <text:list-item>
          <text:p text:style-name="P18">Peterson, Fementi und Gravis sind in der Hütte des Gerbers am Waldrand stationiert um die Schneise des Baches zu übermachen über die Truppen kommen könnten.</text:p>
        </text:list-item>
        <text:list-item>
          <text:p text:style-name="P18">Sie entdecken die Weißröcke im Wald und Fermenti wird losgeschickt um Alarm zu schlagen, doch es ist zu spät, das Dorf ist bereits überrant und Fermenti wird schwer verletzt. </text:p>
        </text:list-item>
        <text:list-item>
          <text:p text:style-name="P18">Tobias, Selah und Alva versuchen aus dem Dorf zu fliehen und finden dabei Fermenti, er sagt ihnen dass es in der Gerberhütte noch Kämpfende gibt und wird von Tobias und den Frauen dort hin geschleppt. Durch den Transport verliert er das Bewusstsein.</text:p>
        </text:list-item>
        <text:list-item>
          <text:p text:style-name="P18">Revan rettet Haris und Minja aus dem Ratshaus und schlägt sich mit ihnen bis zum Dorfrand durch, auf dem freien Feld zwischen Dorf und Gärberhütte werden sie aber ins Kreuzfeuer genommen. Peterson und Gravis kommen ihnen zu Hilfe und die Drei retten sich in die Hütte.</text:p>
        </text:list-item>
        <text:list-item>
          <text:p text:style-name="P18"><text:soft-page-break/>Die Gruppe stellt fest, dass der Auserwählte tot ist, der Orden im Dorf völlig vernichtet und ein Rückzug in den Wald unmöglich, weil dort Truppen lauern. Sie planen einen Ausfall können sich aber nicht einigen, ob sie ins Dorf hin angreifen um sich dort mit stärkeren Einheiten zu verbinden, oder ob sie in den Wald ausbrechen um vielleicht zu entkommen. </text:p>
        </text:list-item>
        <text:list-item>
          <text:p text:style-name="P18">Da taucht Alim mit Gefolge auf und nutzt die Hütte als Deckung um die Reihen im Wald aus der Bewegung anzugreifen, dabei mobilisiert er den versprengten Haufen und bricht mit ihnen durch die Belagerung. </text:p>
        </text:list-item>
        <text:list-item>
          <text:p text:style-name="P18">Im Wald trennen sich sie Wege der Trupps wieder, weil Alim und seine Leute beritten sind und die Leute aus der Hütte nicht.</text:p>
        </text:list-item>
        <text:list-item>
          <text:p text:style-name="P18">Zurück bleibt ein verwirrter Haufen, der sich nicht sicher ist, was da gerade passiert ist.</text:p>
        </text:list-item>
      </text:list>
      <text:p text:style-name="P3"/>
      <text:p text:style-name="P5">Die Luft schmeckte metallisch, als ob einem ein alter Pfennig im Halse stecken würde. <text:span text:style-name="T9">Was wohl an den von Magie geschwängerten</text:span> Staubwolken <text:span text:style-name="T9">lag</text:span>, <text:span text:style-name="T5">die</text:span> wie Nebelschwaden <text:span text:style-name="T5">über das nahe gelegene Dorf zogen. Eine Schlacht tobte da oben, doch von der Hütte des Gerbers aus, die gute ein dutzend Klafter den breiten, trägen Bach hinab lag, war nichts davon zu hören oder zu sehen. V</text:span>om Wald her erklang <text:span text:style-name="T6">sogar</text:span> trügerisches Vogelgezwitscher, <text:span text:style-name="T6">also ob da nicht eine Hundertschaft im Unterholz lauern würde. Das Getier hatte sich an die Eindringlinge gewöhnt und locke die Menschen nun </text:span>mit fröhlichen Melodien zu tödlichem Leichtsinn. <text:span text:style-name="T6">Auch in </text:span>der Hütte herrschte Stille. Selbst die junge Alva, die <text:span text:style-name="T7">zusammengesunken </text:span>neben ihrer <text:span text:style-name="T7">betenden </text:span>Großmutter hockte, hatte aufgehört ihrem Johle nachzuweinen. <text:span text:style-name="T7">Er war Soldat, und hatte ihr doch die Ehe, eine eigene Hütte und Kinder versprochen. Wie sich das Kleid um Alvas Mitte spannte, hatte er nur das letzte seiner Versprechen gehalten, bevor er irgendwo in diesem Dunst gefallen war. </text:span></text:p>
      <text:p text:style-name="P11"><text:span text:style-name="T3">„Es kann nur Verrat gewesen sein“, flüsterte der junge Gravis und starrte zu </text:span><text:bookmark text:name="docs-internal-guid-fe3feba0-9580-b7df-ac50-58705c0e51ee1"/><text:span text:style-name="T12">Darnel</text:span><text:span text:style-name="T3"> Fermenti, der weiß wie ein Bäckergeselle, auf den dunklen Uniformumhängen nah des Kamins lag. Die beiden waren in der selben Nacht geboren worden, zumindest erzählten sie es so, auf jeden Fall waren sie beide gleich grün hinter den Ohren und leichtsinnig für vier. Sie hatten hier nichts zu suchen, fand </text:span>Zugführer <text:span text:style-name="T8">Thorge Peterson. Doch was hatte er schon sagen sollen, als man ihm diesen Pulk von Grünschnäbeln unterstellt hatte. Natürlich hatte es sich falsch angefühlt, immerhin ging es hier um die Hauptversammlung des Schwarzen Ordens, es ging um den Schutz des Auserwählten, da waren Veteranen gefragt. </text:span></text:p>
      <text:p text:style-name="P7"><text:span text:style-name="T10">Er warf Gravis einen strafenden Blick zu, obwohl er ihm zustimmte. Etwas ging hier mit dem Teufel zu und da lag der Gedanke an Verrat nahe. Doch im Gegensatz zu dem Grünvolk war Thorge Peterson altgedient, er kannte die Bedeutung von Moral und sie waren nicht unter sich. Es hatte gereicht, dass dieser aufgeblasene Gardist seine dummen Gerüchte mitgebracht hatte. </text:span></text:p>
      <text:p text:style-name="P7"/>
      <text:p text:style-name="P7"/>
      <text:p text:style-name="P7"/>
      <text:p text:style-name="P7"><text:span text:style-name="T10">Ja, vielleicht war es tatsächlich Verrat. Sie waren überrannt worden. Kaum hatte er die weißen Mäntel im Wald gesehen, da hatte das Versammlungshaus im Dorf schon gebrannt. Innerhalb von Wimpernschlägen hatten die Weißröcke sie eingekesselt, waren mit kleinen Einheiten vorgerückt, immer nur ein Haus, eine Stellung, eine Gasse einnehmend. Dann wurden die Überlebenden an den Waldrand gezerrt, da wo die Herrn Offiziere warteten. Alles samt Magier. Peterson erkannte sie an den angewiderten Mienen, als ob die Menschen auf die sie herabsahen einen widerlichen, stinkenden Ausschlag hätten. </text:span></text:p>
      <text:p text:style-name="P6"/>
      <text:p text:style-name="P4"/>
      <text:p text:style-name="P4">Raheem schloss die Faust fester um den Kolben der Armbrust. Durch den schmalen Schlitz sah <text:s/>er nichts, worauf er hätte schießen können, trotzdem wollte er den Abzug drücken. Nur um das Schwirren des Bolzens zu hören, um dieser Ohrenbetäubenden Stille zu entkommen und zu beweisen, dass dies hier nicht das Ende aller Dinge war.</text:p>
      <text:p text:style-name="P4"/>
      <text:p text:style-name="P4"><text:soft-page-break/>Natürlich tat er es nicht. Seit zwei Jahrzehnten war er beim Schwarzen Orden, als Soldat, den für was anderes hatte es ihm damals an Verstand gefehlt. Doch es war nicht so geblieben, Raheem hatte gelernt, war seit acht Jahren Offizier <text:span text:style-name="T4">und er wusste, dass man keinen Bolzen verschwendete nur weil es einen juckte. </text:span></text:p>
      <text:p text:style-name="P4"/>
      <text:p text:style-name="P4">„<text:span text:style-name="T4">Ist er wirklich tot?“, fragte die Großmutter zum zehnten mal.</text:span></text:p>
      <text:p text:style-name="P4">„<text:span text:style-name="T4">Ruhmreich gefallen“, wiederholte Revan Vanidi Sipar ebenfals zum zehnten mal, doch die Lüge hörte man immer noch heraus. Raheem war sich nicht sicher, ob die anderen es auch hörten, doch wenn wusste er, dass sie an dem „gefallen“ zweifelten. Was blieb ihnen übri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3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3:55.605259978</meta:creation-date>
    <meta:generator>LibreOffice/5.4.2.2.0$Linux_X86_64 LibreOffice_project/40m0$Build-2</meta:generator>
    <dc:date>2017-11-07T11:12:02.273145365</dc:date>
    <meta:editing-duration>PT7H51M19S</meta:editing-duration>
    <meta:editing-cycles>9</meta:editing-cycles>
    <meta:document-statistic meta:table-count="0" meta:image-count="0" meta:object-count="0" meta:page-count="4" meta:paragraph-count="29" meta:word-count="1984" meta:character-count="12189" meta:non-whitespace-character-count="10238"/>
  </office:meta>
</office:document-meta>
</file>